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399cm" fo:margin-left="-0.958cm" table:align="left" fo:keep-with-next="always"/>
    </style:style>
    <style:style style:name="Table1.A" style:family="table-column">
      <style:table-column-properties style:column-width="1cm"/>
    </style:style>
    <style:style style:name="Table1.C" style:family="table-column">
      <style:table-column-properties style:column-width="11cm"/>
    </style:style>
    <style:style style:name="Table1.D" style:family="table-column">
      <style:table-column-properties style:column-width="6.399cm"/>
    </style:style>
    <style:style style:name="Table1.1" style:family="table-row">
      <style:table-row-properties style:row-height="1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row-height="4.3cm"/>
    </style:style>
    <style:style style:name="Table1.A3" style:family="table-cell">
      <style:table-cell-properties fo:padding="0.097cm" fo:border-left="none" fo:border-right="none" fo:border-top="none" fo:border-bottom="0.05pt dotted #000000"/>
    </style:style>
    <style:style style:name="Table4" style:family="table">
      <style:table-properties style:width="18.461cm" table:align="margins"/>
    </style:style>
    <style:style style:name="Table4.A" style:family="table-column">
      <style:table-column-properties style:column-width="18.461cm" style:rel-column-width="65535*"/>
    </style:style>
    <style:style style:name="Table4.A1" style:family="table-cell">
      <style:table-cell-properties fo:padding="0.097cm" fo:border="none"/>
    </style:style>
    <style:style style:name="Table2" style:family="table">
      <style:table-properties style:width="18.461cm" fo:margin-left="0cm" fo:margin-right="0cm" table:align="margins"/>
    </style:style>
    <style:style style:name="Table2.A" style:family="table-column">
      <style:table-column-properties style:column-width="0.796cm" style:rel-column-width="2821*"/>
    </style:style>
    <style:style style:name="Table2.B" style:family="table-column">
      <style:table-column-properties style:column-width="7.421cm" style:rel-column-width="26341*"/>
    </style:style>
    <style:style style:name="Table2.C" style:family="table-column">
      <style:table-column-properties style:column-width="1.737cm" style:rel-column-width="6167*"/>
    </style:style>
    <style:style style:name="Table2.D" style:family="table-column">
      <style:table-column-properties style:column-width="2.233cm" style:rel-column-width="7928*"/>
    </style:style>
    <style:style style:name="Table2.E" style:family="table-column">
      <style:table-column-properties style:column-width="2.29cm" style:rel-column-width="8125*"/>
    </style:style>
    <style:style style:name="Table2.F" style:family="table-column">
      <style:table-column-properties style:column-width="1.695cm" style:rel-column-width="6017*"/>
    </style:style>
    <style:style style:name="Table2.G" style:family="table-column">
      <style:table-column-properties style:column-width="2.291cm" style:rel-column-width="8136*"/>
    </style:style>
    <style:style style:name="Table2.A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2.G1" style:family="table-cell">
      <style:table-cell-properties style:vertical-align="middle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2.G2" style:family="table-cell">
      <style:table-cell-properties style:vertical-align="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97cm" fo:border-left="none" fo:border-right="none" fo:border-top="0.05pt solid #000000" fo:border-bottom="none"/>
    </style:style>
    <style:style style:name="Table2.A4" style:family="table-cell">
      <style:table-cell-properties style:vertical-align="middle" fo:padding="0.097cm" fo:border="none"/>
    </style:style>
    <style:style style:name="Table2.A5" style:family="table-cell">
      <style:table-cell-properties style:vertical-align="middle" fo:padding="0.097cm" fo:border="none"/>
    </style:style>
    <style:style style:name="Table2.A6" style:family="table-cell">
      <style:table-cell-properties style:vertical-align="middle" fo:padding="0.097cm" fo:border="none"/>
    </style:style>
    <style:style style:name="Table2.A7" style:family="table-cell">
      <style:table-cell-properties style:vertical-align="middle" fo:padding="0.097cm" fo:border="none"/>
    </style:style>
    <style:style style:name="Table2.A9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2.10" style:family="table-row">
      <style:table-row-properties style:min-row-height="0.025cm"/>
    </style:style>
    <style:style style:name="Table2.A10" style:family="table-cell">
      <style:table-cell-properties style:vertical-align="middle" fo:background-color="transparent" fo:padding-left="0.102cm" fo:padding-right="0.102cm" fo:padding-top="0cm" fo:padding-bottom="0cm" fo:border="none">
        <style:background-image/>
      </style:table-cell-properties>
    </style:style>
    <style:style style:name="Tablica7" style:family="table">
      <style:table-properties style:width="18.461cm" table:align="margins" style:may-break-between-rows="false"/>
    </style:style>
    <style:style style:name="Tablica7.A" style:family="table-column">
      <style:table-column-properties style:column-width="4.648cm" style:rel-column-width="16502*"/>
    </style:style>
    <style:style style:name="Tablica7.B" style:family="table-column">
      <style:table-column-properties style:column-width="13.813cm" style:rel-column-width="49033*"/>
    </style:style>
    <style:style style:name="Tablica7.1" style:family="table-row">
      <style:table-row-properties style:min-row-height="0.312cm" fo:keep-together="always"/>
    </style:style>
    <style:style style:name="Tablica7.A1" style:family="table-cell">
      <style:table-cell-properties style:vertical-align="middle" fo:padding="0.097cm" fo:border="none"/>
    </style:style>
    <style:style style:name="Tablica7.A5" style:family="table-cell">
      <style:table-cell-properties style:vertical-align="" fo:padding="0.097cm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18.461cm" table:align="margins" style:may-break-between-rows="false"/>
    </style:style>
    <style:style style:name="Tablica1.A" style:family="table-column">
      <style:table-column-properties style:column-width="4.648cm" style:rel-column-width="16502*"/>
    </style:style>
    <style:style style:name="Tablica1.B" style:family="table-column">
      <style:table-column-properties style:column-width="13.813cm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97cm" fo:border="none"/>
    </style:style>
    <style:style style:name="Tablica4" style:family="table">
      <style:table-properties style:width="18.461cm" table:align="margins" style:may-break-between-rows="false"/>
    </style:style>
    <style:style style:name="Tablica4.A" style:family="table-column">
      <style:table-column-properties style:column-width="4.648cm" style:rel-column-width="16502*"/>
    </style:style>
    <style:style style:name="Tablica4.B" style:family="table-column">
      <style:table-column-properties style:column-width="13.813cm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97cm" fo:border="none"/>
    </style:style>
    <style:style style:name="Tablica2" style:family="table">
      <style:table-properties style:width="18.461cm" table:align="margins" style:may-break-between-rows="false"/>
    </style:style>
    <style:style style:name="Tablica2.A" style:family="table-column">
      <style:table-column-properties style:column-width="4.648cm" style:rel-column-width="16502*"/>
    </style:style>
    <style:style style:name="Tablica2.B" style:family="table-column">
      <style:table-column-properties style:column-width="13.813cm" style:rel-column-width="49033*"/>
    </style:style>
    <style:style style:name="Tablica2.A1" style:family="table-cell">
      <style:table-cell-properties style:vertical-align="middle" fo:padding="0.097cm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97cm" fo:border="none"/>
    </style:style>
    <style:style style:name="Tablica9" style:family="table">
      <style:table-properties style:width="18.461cm" table:align="margins" style:may-break-between-rows="false"/>
    </style:style>
    <style:style style:name="Tablica9.A" style:family="table-column">
      <style:table-column-properties style:column-width="4.648cm" style:rel-column-width="16502*"/>
    </style:style>
    <style:style style:name="Tablica9.B" style:family="table-column">
      <style:table-column-properties style:column-width="13.813cm" style:rel-column-width="49033*"/>
    </style:style>
    <style:style style:name="Tablica9.1" style:family="table-row">
      <style:table-row-properties style:min-row-height="0.312cm" fo:keep-together="always"/>
    </style:style>
    <style:style style:name="Tablica9.A1" style:family="table-cell">
      <style:table-cell-properties style:vertical-align="middle" fo:padding="0.097cm" fo:border="none"/>
    </style:style>
    <style:style style:name="Tablica9.A2" style:family="table-cell">
      <style:table-cell-properties style:vertical-align="" fo:padding="0.097cm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6pt" officeooo:paragraph-rsid="0020f236" style:font-name-asian="Microsoft YaHei" style:font-size-asian="6pt" style:font-name-complex="Mangal" style:font-size-complex="6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5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7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9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0" style:family="paragraph" style:parent-style-name="Standard">
      <style:paragraph-properties fo:text-align="end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1" style:family="paragraph" style:parent-style-name="Standard">
      <style:text-properties fo:font-size="10pt" officeooo:paragraph-rsid="0020f236" style:font-size-asian="8.75pt" style:font-size-complex="10pt"/>
    </style:style>
    <style:style style:name="P2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15b0103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5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fo:font-weight="bold" officeooo:paragraph-rsid="01585f47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6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normal" officeooo:rsid="007cdda9" officeooo:paragraph-rsid="015b0103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rsid="0046a399" officeooo:paragraph-rsid="015b0103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9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fo:font-style="normal" style:text-underline-style="none" fo:font-weight="normal" officeooo:rsid="0046a399" officeooo:paragraph-rsid="01495f11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style:text-underline-style="none" fo:font-weight="normal" officeooo:rsid="0046a399" officeooo:paragraph-rsid="015b0103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12149b8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4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4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fo:font-style="normal" style:text-underline-style="none" fo:font-weight="normal" officeooo:rsid="0046a399" officeooo:paragraph-rsid="01585f47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46" style:family="paragraph" style:parent-style-name="Standard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7" style:family="paragraph" style:parent-style-name="Standard">
      <style:paragraph-properties fo:margin-left="0cm" fo:margin-right="0.459cm" fo:line-height="100%" fo:text-align="start" style:justify-single-word="false" fo:text-indent="0cm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8" style:family="paragraph" style:parent-style-name="Table_20_Contents">
      <style:paragraph-properties fo:margin-left="0cm" fo:margin-right="0.459cm" fo:line-height="200%" fo:text-align="center" style:justify-single-word="false" fo:text-indent="0cm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12811e1" officeooo:paragraph-rsid="012811e1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49" style:family="paragraph" style:parent-style-name="Table_20_Contents">
      <style:paragraph-properties fo:margin-left="0cm" fo:margin-right="0.459cm" fo:line-height="100%" fo:text-align="start" style:justify-single-word="false" fo:text-indent="0cm" style:auto-text-indent="false"/>
      <style:text-properties style:font-name="Arial1" fo:font-size="10pt" fo:font-style="normal" fo:font-weight="normal" officeooo:paragraph-rsid="012ddbce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0" style:family="paragraph" style:parent-style-name="Standard">
      <style:paragraph-properties fo:margin-left="0cm" fo:margin-right="0.002cm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5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34392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8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1236de2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9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60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2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3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4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5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6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8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69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70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1236de2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2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normal" officeooo:rsid="010e365d" officeooo:paragraph-rsid="01342517" style:font-name-asian="Microsoft YaHei" style:font-size-asian="9pt" style:font-weight-asian="normal" style:font-name-complex="Mangal" style:font-size-complex="9pt" style:font-weight-complex="normal"/>
    </style:style>
    <style:style style:name="P73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74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normal" officeooo:rsid="010e365d" officeooo:paragraph-rsid="01342517" style:font-name-asian="Microsoft YaHei" style:font-size-asian="9pt" style:font-weight-asian="normal" style:font-name-complex="Mangal" style:font-size-complex="9pt" style:font-weight-complex="normal"/>
    </style:style>
    <style:style style:name="P75" style:family="paragraph" style:parent-style-name="Table_20_Contents">
      <style:paragraph-properties fo:margin-left="0.356cm" fo:margin-right="0cm" fo:line-height="100%" fo:text-align="start" style:justify-single-word="false" fo:text-indent="-0.356cm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76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style:text-underline-style="none" fo:font-weight="bold" officeooo:paragraph-rsid="012e0416" style:font-name-asian="Arial1" style:font-size-asian="9pt" style:font-weight-asian="bold" style:font-name-complex="Arial1" style:font-size-complex="9pt" style:font-weight-complex="bold"/>
    </style:style>
    <style:style style:name="P77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style:text-underline-style="none" fo:font-weight="bold" officeooo:paragraph-rsid="012e0416" style:font-name-asian="Microsoft YaHei" style:font-size-asian="9pt" style:font-weight-asian="bold" style:font-name-complex="Mangal" style:font-size-complex="9pt" style:font-weight-complex="bold"/>
    </style:style>
    <style:style style:name="P78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fo:font-weight="bold" officeooo:paragraph-rsid="0138ccb9" style:font-name-asian="Microsoft YaHei" style:font-size-asian="9pt" style:font-weight-asian="bold" style:font-name-complex="Mangal" style:font-size-complex="9pt" style:font-weight-complex="bold"/>
    </style:style>
    <style:style style:name="P79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fo:font-weight="bold" officeooo:paragraph-rsid="0139e5de" style:font-name-asian="Microsoft YaHei" style:font-size-asian="9pt" style:font-weight-asian="bold" style:font-name-complex="Mangal" style:font-size-complex="9pt" style:font-weight-complex="bold"/>
    </style:style>
    <style:style style:name="P80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fo:font-weight="bold" officeooo:paragraph-rsid="013a4ff9" style:font-name-asian="Microsoft YaHei" style:font-size-asian="9pt" style:font-weight-asian="bold" style:font-name-complex="Mangal" style:font-size-complex="9pt" style:font-weight-complex="bold"/>
    </style:style>
    <style:style style:name="P81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fo:font-weight="bold" officeooo:paragraph-rsid="013aadba" style:font-name-asian="Microsoft YaHei" style:font-size-asian="9pt" style:font-weight-asian="bold" style:font-name-complex="Mangal" style:font-size-complex="9pt" style:font-weight-complex="bold"/>
    </style:style>
    <style:style style:name="P82" style:family="paragraph" style:parent-style-name="Table_20_Contents">
      <style:paragraph-properties fo:margin-top="0.051cm" fo:margin-bottom="0.051cm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Microsoft YaHei" style:font-size-asian="5.25pt" style:font-weight-asian="normal" style:font-name-complex="Mangal" style:font-size-complex="6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11d585f"/>
    </style:style>
    <style:style style:name="T3" style:family="text">
      <style:text-properties style:text-underline-style="none" officeooo:rsid="01370375"/>
    </style:style>
    <style:style style:name="T4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5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6" style:family="text">
      <style:text-properties officeooo:rsid="004725a2"/>
    </style:style>
    <style:style style:name="T7" style:family="text">
      <style:text-properties fo:font-weight="bold" style:font-name-asian="Microsoft YaHei" style:font-weight-asian="bold" style:font-name-complex="Mangal" style:font-weight-complex="bold"/>
    </style:style>
    <style:style style:name="T8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81d220" style:font-weight-asian="bold" style:font-weight-complex="bold"/>
    </style:style>
    <style:style style:name="T11" style:family="text">
      <style:text-properties fo:font-weight="bold" officeooo:rsid="0122246c" style:font-weight-asian="bold" style:font-weight-complex="bold"/>
    </style:style>
    <style:style style:name="T12" style:family="text">
      <style:text-properties style:font-name-asian="Microsoft YaHei" style:font-name-complex="Mangal"/>
    </style:style>
    <style:style style:name="T13" style:family="text">
      <style:text-properties fo:font-weight="normal" style:font-name-asian="Microsoft YaHei" style:font-weight-asian="normal" style:font-name-complex="Mang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="Arial1" style:text-underline-style="none" officeooo:rsid="010e365d"/>
    </style:style>
    <style:style style:name="T16" style:family="text">
      <style:text-properties style:font-name="Arial1" style:text-underline-style="none" fo:font-weight="normal" officeooo:rsid="00fd8749" style:font-weight-asian="normal" style:font-weight-complex="normal"/>
    </style:style>
    <style:style style:name="T17" style:family="text">
      <style:text-properties style:font-name="Arial1" style:text-underline-style="none" fo:font-weight="normal" officeooo:rsid="0046a399" style:font-weight-asian="normal" style:font-weight-complex="normal"/>
    </style:style>
    <style:style style:name="T18" style:family="text">
      <style:text-properties style:font-name="Arial1" style:text-underline-style="none" officeooo:rsid="00245a79"/>
    </style:style>
    <style:style style:name="T19" style:family="text">
      <style:text-properties style:font-name="Arial1" fo:font-size="6pt" style:text-underline-style="none" fo:font-weight="normal" officeooo:rsid="00b0a699" style:font-size-asian="5.25pt" style:font-weight-asian="normal" style:font-size-complex="6pt" style:font-weight-complex="normal"/>
    </style:style>
    <style:style style:name="T20" style:family="text">
      <style:text-properties style:font-name="Arial1" fo:font-size="6pt" style:text-underline-style="none" fo:font-weight="normal" officeooo:rsid="0046a399" style:font-size-asian="5.25pt" style:font-weight-asian="normal" style:font-size-complex="6pt" style:font-weight-complex="normal"/>
    </style:style>
    <style:style style:name="T21" style:family="text">
      <style:text-properties officeooo:rsid="00e4fbe7"/>
    </style:style>
    <style:style style:name="T22" style:family="text">
      <style:text-properties officeooo:rsid="010977aa"/>
    </style:style>
    <style:style style:name="T23" style:family="text">
      <style:text-properties officeooo:rsid="011e641f"/>
    </style:style>
    <style:style style:name="T24" style:family="text">
      <style:text-properties officeooo:rsid="011f568d"/>
    </style:style>
    <style:style style:name="T25" style:family="text">
      <style:text-properties officeooo:rsid="011c8eda"/>
    </style:style>
    <style:style style:name="T26" style:family="text">
      <style:text-properties style:font-name-asian="Arial1" style:font-name-complex="Arial1"/>
    </style:style>
    <style:style style:name="T27" style:family="text">
      <style:text-properties officeooo:rsid="016c032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header-rows>
          <table:table-row table:style-name="Table1.1">
            <table:table-cell table:style-name="Table1.A1" table:number-columns-spanned="2" office:value-type="string">
              <text:p text:style-name="P1"/>
            </table:table-cell>
            <table:covered-table-cell/>
            <table:table-cell table:style-name="Table1.A1" office:value-type="string">
              <text:p text:style-name="P1"><text:text-input text:description="&lt;setLang(o.partner_id.lang or 'en_US') and ''&gt;">set locale</text:text-input></text:p>
            </table:table-cell>
            <table:table-cell table:style-name="Table1.A1" office:value-type="string">
              <text:p text:style-name="P1"/>
            </table:table-cell>
          </table:table-row>
        </table:table-header-rows>
        <table:table-row table:style-name="Table1.2">
          <table:table-cell table:style-name="Table1.A1" table:number-columns-spanned="2" office:value-type="string">
            <text:p text:style-name="P38"/>
          </table:table-cell>
          <table:covered-table-cell/>
          <table:table-cell table:style-name="Table1.A1" office:value-type="string">
            <text:p text:style-name="P38"><text:text-input text:description="&lt;o.partner_id.name or ''&gt;">Partner Name</text:text-input></text:p>
            <text:p text:style-name="P28"><text:text-input text:description="&lt;if test=&quot;o.partner_id &lt;&gt; o.partner_shipping_id&quot;&gt;">test</text:text-input></text:p>
            <text:p text:style-name="P26"><text:text-input text:description="&lt;o.partner_shipping_id.title or _('To:') &gt;">Title</text:text-input> <text:text-input text:description="&lt;o.partner_shipping_id.name or ''&gt;">contact_name</text:text-input> <text:span text:style-name="T27"><text:text-input text:description="&lt;o.partner_shipping_id.title_after or _('To:') &gt;">TitleAfter</text:text-input></text:span></text:p>
            <text:p text:style-name="P30"><text:text-input text:description="&lt;/if&gt;">endtest</text:text-input></text:p>
            <text:p text:style-name="P24"><text:text-input text:description="&lt;o.partner_id.street or ''&gt;">Partner street</text:text-input></text:p>
            <text:p text:style-name="P27"><text:text-input text:description="&lt;if test=&quot;o.partner_id.street2&quot;&gt;">if street2</text:text-input></text:p>
            <text:p text:style-name="P23"><text:text-input text:description="&lt;o.partner_id.street2 or ''&gt;">Partner street 2</text:text-input></text:p>
            <text:p text:style-name="P27"><text:text-input text:description="&lt;/if&gt;">end if</text:text-input></text:p>
            <text:p text:style-name="P22"><text:text-input text:description="&lt;o.partner_id.zip or ''&gt;">ZipCode</text:text-input> <text:text-input text:description="&lt;o.partner_id.city or ''&gt;">City</text:text-input></text:p>
            <text:p text:style-name="P49"><text:text-input text:description="&lt;o.partner_id.country_id.name or ''&gt;">Country</text:text-input></text:p>
            <text:p text:style-name="P29"/>
          </table:table-cell>
          <table:table-cell table:style-name="Table1.A1" office:value-type="string">
            <text:p text:style-name="P50"><text:text-input text:description="&lt;_(&quot;Date offer&quot;)&gt;">Date offer</text:text-input>: <text:span text:style-name="T13"><text:text-input text:description="&lt;formatLang(o.date_order or '',date=True)&gt;">date</text:text-input></text:span></text:p>
            <text:p text:style-name="P51"><text:span text:style-name="T8"><text:text-input text:description="&lt;_(&quot;Salesman&quot;)&gt;">Salesman</text:text-input></text:span><text:span text:style-name="T7">:</text:span><text:span text:style-name="T12"> </text:span><text:span text:style-name="T12"><text:text-input text:description="&lt;o.user_id.name or ''&gt;">user_id.name</text:text-input></text:span></text:p>
          </table:table-cell>
        </table:table-row>
        <table:table-row table:style-name="Table1.1">
          <table:table-cell table:style-name="Table1.A3" office:value-type="string">
            <text:p text:style-name="P45"/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  <text:p text:style-name="P25"><text:span text:style-name="T19"><text:text-input text:description="&lt;if test=&quot;o.partner_id.is_company and o.partner_id.vat&quot;&gt;">if company and vat</text:text-input></text:span><text:span text:style-name="T16"><text:text-input text:description="&lt;_(&quot;VAT no.&quot;)&gt;">VAT no.</text:text-input></text:span><text:span text:style-name="T16">:</text:span><text:span text:style-name="T18"> </text:span><text:span text:style-name="T17"><text:text-input text:description="&lt;(o.partner_id.vat.replace('HR','') or '')&gt;">VAT</text:text-input></text:span><text:span text:style-name="T20"><text:text-input text:description="&lt;/if&gt;">end if</text:text-input></text:span></text:p>
          </table:table-cell>
          <table:table-cell table:style-name="Table1.A1" office:value-type="string">
            <text:p text:style-name="P50"/>
          </table:table-cell>
        </table:table-row>
      </table:table>
      <text:p text:style-name="P48"/>
      <table:table table:name="Table4" table:style-name="Table4">
        <table:table-column table:style-name="Table4.A"/>
        <table:table-row>
          <table:table-cell table:style-name="Table4.A1" office:value-type="string">
            <text:p text:style-name="P46"><text:span text:style-name="T5"><text:text-input text:description="&lt; _(&quot;Quotation&quot;)&gt;">Quotation</text:text-input></text:span><text:span text:style-name="T4">: </text:span><text:span text:style-name="T4"><text:text-input text:description="&lt;o.name or ''&gt;">name</text:text-input></text:span></text:p>
          </table:table-cell>
        </table:table-row>
      </table:table>
      <text:p text:style-name="P4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60"><text:text-input text:description="&lt;_(&quot;Item&quot;)&gt;">Item</text:text-input></text:p>
          </table:table-cell>
          <table:table-cell table:style-name="Table2.B1" office:value-type="string">
            <text:p text:style-name="P61"><text:text-input text:description="&lt;_(&quot;Product&quot;)&gt;">Product</text:text-input></text:p>
          </table:table-cell>
          <table:table-cell table:style-name="Table2.B1" office:value-type="string">
            <text:p text:style-name="P60"><text:text-input text:description="&lt;_(&quot;Qty&quot;)&gt;">Qty</text:text-input></text:p>
          </table:table-cell>
          <table:table-cell table:style-name="Table2.B1" office:value-type="string">
            <text:p text:style-name="P62"><text:text-input text:description="&lt;_(&quot;Unit price&quot;)&gt;">Unit price</text:text-input></text:p>
          </table:table-cell>
          <table:table-cell table:style-name="Table2.B1" office:value-type="string">
            <text:p text:style-name="P73"><text:text-input text:description="&lt;_(&quot;Total&quot;)&gt;">Total</text:text-input></text:p>
          </table:table-cell>
          <table:table-cell table:style-name="Table2.B1" office:value-type="string">
            <text:p text:style-name="P63"><text:text-input text:description="&lt;_(&quot;Disc.&quot;)&gt;">Disc.</text:text-input></text:p>
          </table:table-cell>
          <table:table-cell table:style-name="Table2.G1" office:value-type="string">
            <text:p text:style-name="P64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60"/>
          </table:table-cell>
          <table:table-cell table:style-name="Table2.B2" office:value-type="string">
            <text:p text:style-name="P61"/>
          </table:table-cell>
          <table:table-cell table:style-name="Table2.B2" office:value-type="string">
            <text:p text:style-name="P60"/>
          </table:table-cell>
          <table:table-cell table:style-name="Table2.B2" office:value-type="string">
            <text:p text:style-name="P72"><text:text-input text:description="&lt;company.currency_id.name or ''&gt;">lcy_curr</text:text-input></text:p>
          </table:table-cell>
          <table:table-cell table:style-name="Table2.B2" office:value-type="string">
            <text:p text:style-name="P74"><text:text-input text:description="&lt;company.currency_id.name or ''&gt;">lcy_curr</text:text-input></text:p>
          </table:table-cell>
          <table:table-cell table:style-name="Table2.B2" office:value-type="string">
            <text:p text:style-name="P65">%</text:p>
          </table:table-cell>
          <table:table-cell table:style-name="Table2.G2" office:value-type="string">
            <text:p text:style-name="P72"><text:text-input text:description="&lt;company.currency_id.name or ''&gt;">lcy_curr</text:text-input></text:p>
          </table:table-cell>
        </table:table-row>
        <table:table-row>
          <table:table-cell table:style-name="Table2.A3" table:number-columns-spanned="7" office:value-type="string">
            <text:p text:style-name="P5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7" office:value-type="string">
            <text:p text:style-name="P14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7" office:value-type="string">
            <text:p text:style-name="P5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7" office:value-type="string">
            <text:p text:style-name="P6"><text:text-input text:description="&lt;for each=&quot;line in o.order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11"><text:text-input text:description="&lt;str(o.order_line._ids.index(line.id)+1)&gt;">rbr</text:text-input>.</text:p>
          </table:table-cell>
          <table:table-cell table:style-name="Table2.B2" office:value-type="string">
            <text:p text:style-name="P12"><text:text-input text:description="&lt;if test=&quot;line.product_id.description&quot;&gt;">test_description</text:text-input></text:p>
            <text:p text:style-name="P12"><text:text-input text:description="&lt;line.product_id.description or ''&gt;">Product Name</text:text-input></text:p>
            <text:p text:style-name="P13"><text:text-input text:description="&lt;/if&gt;">end_test</text:text-input></text:p>
            <text:p text:style-name="P13"><text:text-input text:description="&lt;line.name or ''&gt;">line_description</text:text-input></text:p>
          </table:table-cell>
          <table:table-cell table:style-name="Table2.B2" office:value-type="string">
            <text:p text:style-name="P20"><text:text-input text:description="&lt;formatLang(line.quantity, digits=1) or ''&gt;">qty</text:text-input> <text:text-input text:description="&lt;line.uom_id.name or ''&gt;">uom</text:text-input></text:p>
          </table:table-cell>
          <table:table-cell table:style-name="Table2.B2" office:value-type="string">
            <text:p text:style-name="P9"><text:text-input text:description="&lt;formatLang(line.price_unit*o.lcy_rate, digits=2) or ''&gt;">Price unit</text:text-input> </text:p>
          </table:table-cell>
          <table:table-cell table:style-name="Table2.B2" office:value-type="string">
            <text:p text:style-name="P10"><text:text-input text:description="&lt;formatLang(line.price_unit*line.quantity*o.lcy_rate,digits=2) or ''&gt;">price_unit</text:text-input></text:p>
          </table:table-cell>
          <table:table-cell table:style-name="Table2.B2" office:value-type="string">
            <text:p text:style-name="P9"><text:text-input text:description="&lt;formatLang(line.discount, digits=3) or ''&gt;">discount</text:text-input></text:p>
          </table:table-cell>
          <table:table-cell table:style-name="Table2.B2" office:value-type="string">
            <text:p text:style-name="P9"><text:span text:style-name="T6"><text:text-input text:description="&lt;formatLang(line.amount*o.lcy_rate,digits=2) or ''&gt;">amount</text:text-input></text:span> </text:p>
          </table:table-cell>
        </table:table-row>
        <table:table-row>
          <table:table-cell table:style-name="Table2.A9" table:number-columns-spanned="7" office:value-type="string">
            <text:p text:style-name="P7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6"><text:span text:style-name="T22"><text:text-input text:description="&lt;_(&quot;TOTAL&quot;)&gt;">TOTAL</text:text-input></text:span>: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78"><text:span text:style-name="T3"><text:text-input text:description="&lt;formatLang(o.list_amount *o.lcy_rate, digits=2) or ''&gt;">Total </text:text-input></text:span> 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6"><text:text-input text:description="&lt;_(&quot;DISCOUNT&quot;)&gt;">DISCOUNT</text:text-input>: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79"><text:span text:style-name="T23"><text:text-input text:description="&lt;formatLang(o.discount_total*o.lcy_rate, digits=2) or ''&gt;">total disc </text:text-input></text:span> 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7"><text:span text:style-name="T25"><text:text-input text:description="&lt;_(&quot;TOTAL W/O VAT&quot;)&gt;">TOTAL W/O VAT</text:text-input></text:span><text:span text:style-name="T25">:</text:span>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79"><text:span text:style-name="T2"><text:text-input text:description="&lt;formatLang(o.lcy_amount_untaxed, digits=2) or ''&gt;">untaxed </text:text-input></text:span> 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7" office:value-type="string">
            <text:p text:style-name="P82"><text:text-input text:description="&lt;if test=&quot;get_data('show_vat')&quot;&gt;">if_show_VA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7"><text:span text:style-name="T26"><text:text-input text:description="&lt;_(&quot;VAT&quot;)&gt;">VAT</text:text-input></text:span>: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80"><text:span text:style-name="T1"><text:text-input text:description="&lt;formatLang(o.lcy_amount_tax, digits=2) or ''&gt;">tax </text:text-input></text:span> 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7"><text:span text:style-name="T24"><text:text-input text:description="&lt;_(&quot;TOTAL WITH VAT&quot;)&gt;">TOTAL WITH VAT</text:text-input></text:span><text:span text:style-name="T24">:</text:span>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81"><text:span text:style-name="T3"><text:text-input text:description="&lt;formatLang(o.lcy_amount_total, digits=2) or ''&gt;">Total </text:text-input></text:span> 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7" office:value-type="string">
            <text:p text:style-name="P82"><text:text-input text:description="&lt;/if&gt;">end_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9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37"><text:text-input text:description="&lt;if test=&quot;True&quot;&gt;">if show_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42"><text:span text:style-name="T9"><text:text-input text:description="&lt;_(&quot;Exchange rate&quot;)&gt;">Exchange rate</text:text-input></text:span><text:span text:style-name="T9">:</text:span> </text:p>
          </table:table-cell>
          <table:table-cell table:style-name="Tablica7.A1" office:value-type="string">
            <text:p text:style-name="P43"><text:span text:style-name="T21">1 </text:span><text:span text:style-name="T21"><text:text-input text:description="&lt;o.currency_id.name or ''&gt;">Document currency</text:text-input></text:span><text:span text:style-name="T21"> = </text:span><text:span text:style-name="T21"><text:text-input text:description="&lt;formatLang(o.lcy_rate, digits=6) or ''&gt;">lcy_rate</text:text-input></text:span><text:span text:style-name="T21"> </text:span><text:span text:style-name="T21"><text:text-input text:description="&lt;company.currency_id.name or ''&gt;">Company currency</text:text-input></text:span><text:span text:style-name="T21"> </text:span><text:span text:style-name="T21"><text:text-input text:description="&lt; _('on date ')&gt;">on date</text:text-input></text:span><text:span text:style-name="T21"> </text:span><text:span text:style-name="T21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6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3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40"><text:text-input text:description="&lt;_(&quot;Price description:&quot;)&gt;">Price description:</text:text-input></text:p>
          </table:table-cell>
          <table:table-cell table:style-name="Tablica7.A5" office:value-type="string">
            <text:p text:style-name="P35"><text:text-input text:description="&lt;if test=&quot;not get_data('show_vat')&quot;&gt;">if_not_show_VAT</text:text-input></text:p>
            <text:p text:style-name="P44"><text:text-input text:description="&lt; _('VAT is not included in price')&gt;">VAT_isnt_included</text:text-input></text:p>
            <text:p text:style-name="P35"><text:text-input text:description="&lt;/if&gt;">end_if</text:text-input></text:p>
            <text:p text:style-name="P35"><text:text-input text:description="&lt;for each=&quot;warranty  in o.warranty_period_ids&quot;&gt;">For line</text:text-input></text:p>
            <text:p text:style-name="P41"><text:text-input text:description="&lt;warranty.description or ''&gt;">price_description</text:text-input></text:p>
            <text:p text:style-name="P35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32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ext:soft-page-break/>
        <table:table-row table:style-name="Tablica1.1">
          <table:table-cell table:style-name="Tablica1.A1" table:number-columns-spanned="2" office:value-type="string">
            <text:p text:style-name="P67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2"><text:span text:style-name="T9"><text:text-input text:description="&lt;_(&quot;Delivery period&quot;)&gt;">Delivery period</text:text-input></text:span><text:span text:style-name="T9">:</text:span> </text:p>
          </table:table-cell>
          <table:table-cell table:style-name="Tablica1.A1" office:value-type="string">
            <text:p text:style-name="P52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7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6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3"><text:span text:style-name="T10"><text:text-input text:description="&lt;_(&quot;Delivery location&quot;)&gt;">Delivery location</text:text-input></text:span><text:span text:style-name="T9">:</text:span> </text:p>
          </table:table-cell>
          <table:table-cell table:style-name="Tablica1.A1" office:value-type="string">
            <text:p text:style-name="P56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6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able:table-row table:style-name="Tablica4.1">
          <table:table-cell table:style-name="Tablica4.A1" table:number-columns-spanned="2" office:value-type="string">
            <text:p text:style-name="P69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5"><text:span text:style-name="T11"><text:text-input text:description="&lt;_(&quot;Validity of offer&quot;)&gt;">Validity of offer</text:text-input></text:span><text:span text:style-name="T9">:</text:span></text:p>
          </table:table-cell>
          <table:table-cell table:style-name="Tablica4.A1" office:value-type="string">
            <text:p text:style-name="P56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6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71"><text:text-input text:description="&lt;if test=&quot;o.payment_data&quot;&gt;">if payment_data</text:text-input></text:p>
          </table:table-cell>
          <table:covered-table-cell/>
        </table:table-row>
        <table:table-row>
          <table:table-cell table:style-name="Tablica4.A1" office:value-type="string">
            <text:p text:style-name="P59"><text:text-input text:description="&lt;_(&quot;Payment&quot;)&gt;">Payment</text:text-input>:</text:p>
          </table:table-cell>
          <table:table-cell table:style-name="Tablica4.A1" office:value-type="string">
            <text:p text:style-name="P58"><text:text-input text:description="&lt;o.payment_data or ''&gt;">payment_data</text:text-input></text:p>
          </table:table-cell>
        </table:table-row>
        <table:table-row>
          <table:table-cell table:style-name="Tablica4.A1" table:number-columns-spanned="2" office:value-type="string">
            <text:p text:style-name="P70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15"><text:text-input text:description="&lt;_(&quot;Parity&quot;)&gt;">Parity</text:text-input>:</text:p>
          </table:table-cell>
          <table:table-cell table:style-name="Tablica4.A1" office:value-type="string">
            <text:p text:style-name="P17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5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8"><text:text-input text:description="&lt;if test=&quot;o.partner_bank_id.state=='iban'&quot;&gt;">if_iban</text:text-input><text:text-input text:description="&lt;_(&quot;IBAN&quot;)&gt;"> IBAN </text:text-input><text:text-input text:description="&lt;/if&gt;">end_if</text:text-input><text:text-input text:description="&lt;if test=&quot;o.partner_bank_id.state=='bank'&quot;&gt;">if_bank</text:text-input><text:text-input text:description="&lt;_(&quot;Bank account&quot;)&gt;"> bank account </text:text-input><text:text-input text:description="&lt;/if&gt;">end_if</text:text-input>: <text:text-input text:description="&lt;o.partner_bank_id.acc_number or ''&gt;">bank_acc_number</text:text-input></text:p>
            <text:p text:style-name="P8"><text:span text:style-name="T14"><text:text-input text:description="&lt;o.partner_bank_id.bank.name or ''&gt;">bank_name</text:text-input></text:span><text:span text:style-name="T14">, </text:span><text:span text:style-name="T14"><text:text-input text:description="&lt;o.partner_bank_id.bank.street or ''&gt;">bank_street</text:text-input></text:span><text:span text:style-name="T14">, </text:span><text:span text:style-name="T14"><text:text-input text:description="&lt;o.partner_bank_id.bank.zip or ''&gt;">bank_zip</text:text-input></text:span><text:span text:style-name="T14"> </text:span><text:span text:style-name="T14"><text:text-input text:description="&lt;o.partner_bank_id.bank.city or ''&gt;">bank_city</text:text-input></text:span></text:p>
            <text:p text:style-name="P16"><text:span text:style-name="T14"><text:text-input text:description="&lt;_(&quot;SWIFT&quot;)&gt;">_SWIFT</text:text-input></text:span><text:span text:style-name="T14">:</text:span> <text:span text:style-name="T14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1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9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4"><text:text-input text:description="&lt;for each=&quot;cert in o.certificate_ids&quot;&gt;">For line</text:text-input></text:p>
            <text:p text:style-name="P75"><text:text-input text:description="&lt;cert.description or ''&gt;">certificate_description</text:text-input></text:p>
            <text:p text:style-name="P34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31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68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4"><text:span text:style-name="T10"><text:text-input text:description="&lt;_(&quot;Other information&quot;)&gt;">Other information</text:text-input></text:span><text:span text:style-name="T9">:</text:span></text:p>
          </table:table-cell>
          <table:table-cell table:style-name="Tablica9.A1" office:value-type="string">
            <text:p text:style-name="P57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68"><text:text-input text:description="&lt;/if&gt;">end if</text:text-input></text:p>
          </table:table-cell>
          <table:covered-table-cell/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.3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7-01-30T13:51:35.853244392</dc:date>
    <meta:editing-duration>P2DT11H25M45S</meta:editing-duration>
    <meta:editing-cycles>322</meta:editing-cycles>
    <meta:generator>LibreOffice/5.1.5.2$Linux_X86_64 LibreOffice_project/10m0$Build-2</meta:generator>
    <meta:document-statistic meta:table-count="8" meta:image-count="0" meta:object-count="0" meta:page-count="2" meta:paragraph-count="102" meta:word-count="486" meta:character-count="1665" meta:non-whitespace-character-count="1557"/>
  </office:meta>
</office:document-meta>
</file>